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15%" fo:padding="0cm" fo:border="none" style:writing-mode="lr-tb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" style:family="paragraph" style:parent-style-name="Text_20_body">
      <style:paragraph-properties fo:margin-top="0cm" fo:margin-bottom="0cm" style:line-height-at-least="0.635cm" fo:padding="0cm" fo:border="none" style:writing-mode="lr-tb"/>
    </style:style>
    <style:style style:name="P4" style:family="paragraph" style:parent-style-name="Text_20_body">
      <style:paragraph-properties fo:margin-top="0cm" fo:margin-bottom="0cm" style:line-height-at-least="0.635cm" fo:padding="0cm" fo:border="none"/>
    </style:style>
    <style:style style:name="P5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cm" fo:margin-bottom="0cm" fo:line-height="115%" fo:break-before="auto" fo:break-after="auto" fo:padding="0cm" fo:border="none" style:writing-mode="lr-tb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Heading_20_4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style:text-blinking="false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10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Heading_20_2">
      <style:paragraph-properties fo:margin-left="0cm" fo:margin-right="0cm" fo:line-height="115%" fo:text-indent="0cm" style:auto-text-indent="false" fo:break-before="auto" fo:break-after="auto" fo:background-color="transparent" fo:padding="0cm" fo:border="none" style:writing-mode="lr-tb">
        <style:background-image/>
      </style:paragraph-properties>
    </style:style>
    <style:style style:name="P12" style:family="paragraph" style:parent-style-name="Heading_20_2">
      <style:paragraph-properties fo:margin-left="0cm" fo:margin-right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13" style:family="paragraph" style:parent-style-name="Heading_20_4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style:text-blinking="false"/>
    </style:style>
    <style:style style:name="P14" style:family="paragraph" style:parent-style-name="Standard" style:list-style-name="">
      <style:paragraph-properties fo:margin-left="0cm" fo:margin-right="0cm" fo:line-height="115%" fo:text-indent="0cm" style:auto-text-indent="false" fo:break-before="auto" fo:break-after="auto" fo:background-color="transparent" fo:padding="0cm" fo:border="none" style:writing-mode="lr-tb">
        <style:background-image/>
      </style:paragraph-properties>
      <style:text-properties fo:font-variant="normal" fo:text-transform="none" fo:color="#000080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15" style:family="paragraph" style:parent-style-name="Standard" style:list-style-name="L1">
      <style:paragraph-properties fo:line-height="115%" fo:background-color="transparent" fo:padding="0cm" fo:border="none" style:writing-mode="lr-tb">
        <style:background-image/>
      </style:paragraph-properties>
      <style:text-properties fo:font-variant="normal" fo:text-transform="none" fo:color="#000080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16" style:family="paragraph" style:parent-style-name="Standard" style:list-style-name="">
      <style:paragraph-properties fo:margin-top="0cm" fo:margin-bottom="0cm" fo:line-height="115%" fo:background-color="transparent" fo:padding="0cm" fo:border="none" style:writing-mode="lr-tb">
        <style:background-image/>
      </style:paragraph-properties>
      <style:text-properties fo:font-variant="normal" fo:text-transform="none" fo:color="#000080" style:text-line-through-style="none" style:font-name="Georgia" fo:font-size="12pt" fo:letter-spacing="normal" fo:font-style="italic" style:text-underline-style="none" fo:font-weight="normal" style:text-blinking="false" style:font-style-asian="italic" style:font-style-complex="italic"/>
    </style:style>
    <style:style style:name="P17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8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19" style:family="paragraph" style:parent-style-name="Text_20_body" style:list-style-name="L4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0" style:family="paragraph" style:parent-style-name="Text_20_body" style:list-style-name="L5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1" style:family="paragraph" style:parent-style-name="Text_20_body" style:list-style-name="L6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2" style:family="paragraph" style:parent-style-name="Text_20_body" style:list-style-name="L7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3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24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 style:list-style-name="L4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list-style-name="L5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 style:list-style-name="L6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 style:list-style-name="L7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 style:list-style-name="L8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 style:list-style-name="L3">
      <style:paragraph-properties fo:margin-top="0cm" fo:margin-bottom="0cm" style:line-height-at-least="0.635cm" fo:padding="0cm" fo:border="none"/>
      <style:text-properties fo:color="#000000" style:font-name="Georgia"/>
    </style:style>
    <style:style style:name="P32" style:family="paragraph" style:parent-style-name="Text_20_body">
      <style:paragraph-properties fo:margin-top="0cm" fo:margin-bottom="0cm" style:line-height-at-least="0.635cm" fo:padding="0cm" fo:border="none"/>
      <style:text-properties fo:color="#000000" style:font-name="Georgia"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P33" style:family="paragraph" style:parent-style-name="Text_20_body" style:list-style-name="L3">
      <style:paragraph-properties fo:margin-top="0cm" fo:margin-bottom="0cm" style:line-height-at-least="0.635cm" fo:padding="0cm" fo:border="none"/>
      <style:text-properties fo:color="#000000" style:font-name="Georgia"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1" style:family="text">
      <style:text-properties fo:color="#000000" style:font-name="Georgia" fo:background-color="transparent" style:font-size-asian="12pt" style:font-style-asian="italic" style:font-size-complex="12pt" style:font-style-complex="italic"/>
    </style:style>
    <style:style style:name="T2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3" style:family="text">
      <style:text-properties style:text-line-through-style="none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4" style:family="text">
      <style:text-properties style:text-line-through-style="none" fo:language="en" fo:country="US" style:text-underline-style="none" fo:font-weight="bold" style:text-blinking="false" fo:background-color="transparent" style:font-size-asian="12pt" style:language-asian="en" style:country-asian="US" style:font-style-asian="italic" style:font-weight-asian="bold" style:font-name-complex="Georgia" style:font-size-complex="12pt" style:font-style-complex="italic" style:font-weight-complex="bold"/>
    </style:style>
    <style:style style:name="T5" style:family="text">
      <style:text-properties style:text-line-through-style="none" fo:language="en" fo:country="US" fo:font-style="italic" style:text-underline-style="none" fo:font-weight="normal" style:text-blinking="false" fo:background-color="transparent" style:font-size-asian="12pt" style:language-asian="en" style:country-asian="US" style:font-style-asian="italic" style:font-weight-asian="normal" style:font-name-complex="Georgia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T8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en" fo:country="US" fo:font-style="normal" fo:font-weight="normal" fo:background-color="transparent" style:font-size-asian="12pt" style:language-asian="en" style:country-asian="US" style:font-style-asian="italic" style:font-name-complex="Georgia" style:font-size-complex="12pt" style:font-style-complex="italic"/>
    </style:style>
    <style:style style:name="T10" style:family="text">
      <style:text-properties fo:color="#4c4c4c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0"><text:bookmark-start text:name="h.1vd8zt6jzrh9"/><text:span text:style-name="T7">TF</text:span><text:bookmark-end text:name="h.1vd8zt6jzrh9"/><text:span text:style-name="T7"> </text:span><text:a xlink:type="simple" xlink:href="../../../../../../../AF">AF</text:a><text:a xlink:type="simple" xlink:href="../Användarfall.pdf#heading=h.epdiykctdjot"> 1.0 Huvudscenarios</text:a></text:h>
      <text:h text:style-name="P14" text:outline-level="10">I detta testfall är målet att undersöka så att:</text:h>
      <text:list xml:id="list33313207" text:style-name="L1">
        <text:list-item>
          <text:h text:style-name="P15" text:outline-level="10">Medlemmar/användare kan skapa nya konton, logga in och visa / ändra sina uppgifter.</text:h>
        </text:list-item>
        <text:list-item>
          <text:h text:style-name="P15" text:outline-level="10">Admin kan logga in och lägga till båtplats på medlemmar. </text:h>
        </text:list-item>
        <text:list-item>
          <text:h text:style-name="P15" text:outline-level="10">Kassören kan logga in och checka av att medlem har betalat medlemsavgift.</text:h>
        </text:list-item>
      </text:list>
      <text:p text:style-name="P2"/>
      <text:h text:style-name="P10" text:outline-level="2">Förkrav</text:h>
      <text:list xml:id="list33319228" text:style-name="L2">
        <text:list-header>
          <text:p text:style-name="P17">Gå till <text:a xlink:type="simple" xlink:href="http://www.dengladepiraten.se/medlem">www.dengladepiraten.se/medlem</text:a> (som tar dig till login för medlemssidorna)<text:line-break/>Tillgång till gmail med följande inloggning: <text:s/><text:a xlink:type="simple" xlink:href="mailto:testfallmedlem@gmail.com">testfallmedlem@gmail.com</text:a> <text:s text:c="3"/>lösen: testfallmedlem</text:p>
        </text:list-header>
      </text:list>
      <text:p text:style-name="P8"/>
      <text:h text:style-name="P10" text:outline-level="2">Efterkrav </text:h>
      <text:p text:style-name="P6">Gör en extrakoll att alla test i denna fil har blivit utförda med resultat nedskrivna</text:p>
      <text:p text:style-name="P1">Se till att ett nytt returärende med id 1_2 läggs till i databasen. </text:p>
      <text:h text:style-name="P16" text:outline-level="10"/>
      <text:h text:style-name="P12" text:outline-level="2">Scenario</text:h>
      <text:p text:style-name="P9"><text:span text:style-name="T2">TF 1.1 </text:span><text:span text:style-name="T3">Huvudscenario som medlem/ny medlem <text:s text:c="2"/>- SKAPA KONTO</text:span></text:p>
      <text:list xml:id="list33296586" text:style-name="L3">
        <text:list-item>
          <text:p text:style-name="P18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5">Skapa nytt konto finns att välja som alternativ. </text:p>
        </text:list-item>
        <text:list-item>
          <text:p text:style-name="P25">Klicka på ”Skapa nytt konto” .</text:p>
        </text:list-item>
        <text:list-item>
          <text:p text:style-name="P25">Ett formulär presenteras där man kan fylla i ” Förnamn” ”Efternamn” ”Önskat användarnamn” , ” Önskat Lösenord” , ”Mailadess” samt två radiobuttons med alternativen ”Jag är medlem sedan innan” och ”Jag önskar att bli medlem” .</text:p>
        </text:list-item>
        <text:list-item>
          <text:p text:style-name="P25">Fyll i formuläret med följande uppgifter: <text:line-break/>Förnamn = <text:s/>”Anders” <text:tab/> Efternamn = ”Persson” <text:line-break/>Användarnamn = ”AndersP” <text:tab/>Lösenord =”segla123” <text:line-break/>Mailadress = ”testfallmedlem@gmail.com”<text:line-break/>Radiobutton = ”Jag är medlem sedan innan”. </text:p>
        </text:list-item>
        <text:list-item>
          <text:p text:style-name="P25">Ett bekräftelsemeddelande visas där det står liknande” Ett mail har skickats till din epostadress – var vänlig klicka bekräftelse-länken som finns i mailet”</text:p>
        </text:list-item>
        <text:list-item>
          <text:p text:style-name="P31"><text:span text:style-name="T8">Logga in på gmailkontot ”</text:span><text:span text:style-name="T9">testfallmedlem@gmail.com” (se förkrav)</text:span></text:p>
        </text:list-item>
        <text:list-item>
          <text:p text:style-name="P33">Ett mail ska ha landat i inboxen, klicka på bekräftelse-länken i mailet. </text:p>
        </text:list-item>
        <text:list-item>
          <text:p text:style-name="P33">Du kommer till en undersida på dengladepiraten.se där det står liknande </text:p>
          <text:p text:style-name="P33">”Du har nu registrerats som medlem hoss oss och kan logga in på medlemssidorna med dina inloggningsuppgifter”.</text:p>
        </text:list-item>
      </text:list>
      <text:p text:style-name="P32"/>
      <text:p text:style-name="P32"/>
      <text:p text:style-name="P32"/>
      <text:p text:style-name="P9"><text:soft-page-break/><text:span text:style-name="T4">TF 1.2 </text:span><text:span text:style-name="T5">Huvudscenario som medlem/ny medlem <text:s text:c="2"/>- AUT. SOM MEDLEM</text:span></text:p>
      <text:list xml:id="list33301948" text:style-name="L4">
        <text:list-item>
          <text:p text:style-name="P19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6">Inloggninsformulär presenteras</text:p>
        </text:list-item>
        <text:list-item>
          <text:p text:style-name="P26">Användarnamn: AndersP, Lösenord: segla123</text:p>
        </text:list-item>
        <text:list-item>
          <text:p text:style-name="P26">Lyckad inloggning som medlem</text:p>
          <text:p text:style-name="P26"/>
        </text:list-item>
      </text:list>
      <text:p text:style-name="P4"><text:span text:style-name="T10">3</text:span>a <text:tab/><text:span text:style-name="T6">Logga in med användarnamn: Andes Lösenord:segla123</text:span></text:p>
      <text:p text:style-name="P24"><text:tab/>1. Ett felmedelande visas och ber dig fylla i uppgifterna igen <text:line-break/><text:tab/>2. Logga in med användarnamn: AndersP <text:s text:c="2"/>Lösenord:segla15<text:line-break/><text:tab/>3. Ett felmedelande visas och ber dig fylla i uppgifterna igen</text:p>
      <text:p text:style-name="P24"/>
      <text:p text:style-name="P9"><text:span text:style-name="T4">TF 1.3 </text:span><text:span text:style-name="T5">Huvudscenario som medlem/ny medlem <text:s text:c="2"/>- ÄNDRING AV UPPGIFTER</text:span></text:p>
      <text:list xml:id="list33292876" text:style-name="L5">
        <text:list-item>
          <text:p text:style-name="P20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7">Logga in med användarnamn: AndersP <text:s text:c="2"/>Lösenord:segla123</text:p>
        </text:list-item>
        <text:list-item>
          <text:p text:style-name="P27">Klicka på ”Mitt konto” <text:s/>→ ”Ändra mina uppgifter”. </text:p>
        </text:list-item>
        <text:list-item>
          <text:p text:style-name="P27">Ett formulär med alla uppgifter finns listade, och man kan ändra och redigera i dessa. </text:p>
        </text:list-item>
        <text:list-item>
          <text:p text:style-name="P27">Ändra efternamn till ” Vikström” , lägg till adress i fältet för adress.<text:line-break/>” Vikevägen 24, 728 23 Gubbängen”. Klicka på spara. </text:p>
        </text:list-item>
        <text:list-item>
          <text:p text:style-name="P27">Uppgifterna har ändrats till de nya.</text:p>
        </text:list-item>
      </text:list>
      <text:h text:style-name="P7" text:outline-level="4"/>
      <text:p text:style-name="P9"><text:span text:style-name="T4">TF 1.4 </text:span><text:span text:style-name="T5">Huvudscenario som admin <text:s text:c="2"/>- AUT. SOM ADMIN</text:span></text:p>
      <text:list xml:id="list33300453" text:style-name="L6">
        <text:list-item>
          <text:p text:style-name="P21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8">Inloggninsformulär presenteras</text:p>
        </text:list-item>
        <text:list-item>
          <text:p text:style-name="P28">Användarnamn: admin, Lösenord: nimda</text:p>
        </text:list-item>
        <text:list-item>
          <text:p text:style-name="P28">Lyckad inloggning som admin</text:p>
        </text:list-item>
      </text:list>
      <text:h text:style-name="P7" text:outline-level="4"/>
      <text:p text:style-name="P9"><text:span text:style-name="T4">TF 1.5 </text:span><text:span text:style-name="T5">Huvudscenario som admin <text:s text:c="2"/>- ANGE BÅTPLATS</text:span></text:p>
      <text:list xml:id="list33316084" text:style-name="L7">
        <text:list-item>
          <text:p text:style-name="P22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9">Logga in med användarnamn: admin, Lösenord: nimda</text:p>
        </text:list-item>
        <text:list-item>
          <text:p text:style-name="P29">I sökfältet, skriv ”Anders” </text:p>
        </text:list-item>
        <text:list-item>
          <text:p text:style-name="P29">Sökresultat visar Anders Persson</text:p>
        </text:list-item>
        <text:list-item>
          <text:p text:style-name="P29">Klicka på Anders Persson</text:p>
        </text:list-item>
        <text:list-item>
          <text:p text:style-name="P29">Anders profil visas och det går att läsa hans kontaktuppgifter samt hur många båtar </text:p>
          <text:p text:style-name="P29">han äger. </text:p>
        </text:list-item>
        <text:list-item>
          <text:p text:style-name="P29">I fältet ”Båtplats” skriv in ”5A” och klicka på spara.</text:p>
        </text:list-item>
        <text:list-item>
          <text:p text:style-name="P29">Båtplats har uppdaterats till 5A. </text:p>
        </text:list-item>
      </text:list>
      <text:p text:style-name="P5"/>
      <text:p text:style-name="P5"/>
      <text:p text:style-name="P5"/>
      <text:p text:style-name="P9"><text:soft-page-break/><text:span text:style-name="T4">TF 1.6 </text:span><text:span text:style-name="T5">Huvudscenario som kassör <text:s text:c="2"/>- AUT. SOM KASSÖR</text:span></text:p>
      <text:list xml:id="list33320798" text:continue-list="list33300453" text:style-name="L6">
        <text:list-item>
          <text:p text:style-name="P21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28">Inloggninsformulär presenteras</text:p>
        </text:list-item>
        <text:list-item>
          <text:p text:style-name="P28">Användarnamn: paymaster, Lösenord: kassa321</text:p>
        </text:list-item>
        <text:list-item>
          <text:p text:style-name="P28">Lyckad inloggning som kassör</text:p>
          <text:p text:style-name="P28"/>
        </text:list-item>
      </text:list>
      <text:p text:style-name="P9"><text:span text:style-name="T4">TF 1.7 <text:s/></text:span><text:span text:style-name="T5">Huvudscenario som kassör <text:s text:c="2"/>- BOCKA AV BETALD MEDLEMSAVGIFT</text:span></text:p>
      <text:list xml:id="list33297715" text:style-name="L8">
        <text:list-item>
          <text:p text:style-name="P23"><text:span text:style-name="T1">Gå till </text:span><text:a xlink:type="simple" xlink:href="http://www.dengladepiraten.se/medlem">www.dengladepiraten.se/medlem</text:a><text:span text:style-name="T1"> </text:span></text:p>
        </text:list-item>
        <text:list-item>
          <text:p text:style-name="P30">Logga in med användarnamn: paymaster, Lösenord: kassa321</text:p>
        </text:list-item>
        <text:list-item>
          <text:p text:style-name="P30">I sökfältet, skriv ”Anders”.</text:p>
        </text:list-item>
        <text:list-item>
          <text:p text:style-name="P30">Sökresultat visar Anders Persson</text:p>
        </text:list-item>
        <text:list-item>
          <text:p text:style-name="P30">Klicka på Anders Persson</text:p>
        </text:list-item>
        <text:list-item>
          <text:p text:style-name="P30">Anders profil visas och det går att läsa hans kontaktuppgifter samt om medlemsavgiften har status obetald.</text:p>
        </text:list-item>
        <text:list-item>
          <text:p text:style-name="P30">Ändra status till betald och tryck på spara. </text:p>
        </text:list-item>
        <text:list-item>
          <text:p text:style-name="P30">Status har ändrats från obetald till betald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_20__28_user_29_" style:display-name="Numbering Symbols (user)" style:family="text">
      <style:text-properties fo:font-size="12pt" fo:language="en" fo:country="US" fo:font-weight="bold" style:language-asian="en" style:country-asian="US" style:font-size-complex="12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1T21:09:44.29</meta:creation-date>
    <dc:date>2014-01-02T13:16:06.67</dc:date>
    <meta:editing-duration>PT5H7M13S</meta:editing-duration>
    <meta:editing-cycles>158</meta:editing-cycles>
    <meta:generator>OpenOffice.org/3.3$Win32 OpenOffice.org_project/330m20$Build-9567</meta:generator>
    <meta:document-statistic meta:table-count="0" meta:image-count="0" meta:object-count="0" meta:page-count="3" meta:paragraph-count="65" meta:word-count="620" meta:character-count="3926"/>
  </office:meta>
</office:document-meta>
</file>